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style:font-name="apple-system" fo:font-size="7pt" fo:letter-spacing="normal" fo:font-style="normal" fo:font-weight="normal"/>
    </style:style>
    <style:style style:name="T2" style:family="text">
      <style:text-properties fo:font-variant="normal" fo:text-transform="none" style:font-name="apple-system" fo:font-size="7pt" fo:letter-spacing="normal" fo:font-style="normal" style:text-underline-style="solid" style:text-underline-width="auto" style:text-underline-color="font-color" fo:font-weight="normal" fo:background-color="#ffffff" loext:char-shading-value="0" loext:padding="0cm" loext:border="none"/>
    </style:style>
    <style:style style:name="T3" style:family="text">
      <style:text-properties fo:font-variant="normal" fo:text-transform="none" style:font-name="apple-system" fo:letter-spacing="normal" fo:font-style="normal" fo:font-weight="normal"/>
    </style:style>
    <style:style style:name="T4" style:family="text">
      <style:text-properties fo:font-variant="normal" fo:text-transform="none" style:font-name="apple-system" fo:letter-spacing="normal" fo:font-style="normal" style:text-underline-style="solid" style:text-underline-width="auto" style:text-underline-color="font-color" fo:font-weight="normal" fo:background-color="#ffffff" loext:char-shading-value="0" loext:padding="0cm" loext:border="none"/>
    </style:style>
    <style:style style:name="T5" style:family="text">
      <style:text-properties fo:font-variant="normal" fo:text-transform="none" style:font-name="apple-system" fo:font-size="14pt" fo:letter-spacing="normal" fo:font-style="normal" fo:font-weight="normal" style:font-size-asian="14pt" style:font-size-complex="14pt"/>
    </style:style>
    <style:style style:name="T6" style:family="text">
      <style:text-properties fo:font-variant="normal" fo:text-transform="none" style:font-name="apple-system" fo:font-size="14pt" fo:letter-spacing="normal" fo:font-style="normal" style:text-underline-style="solid" style:text-underline-width="auto" style:text-underline-color="font-color" fo:font-weight="normal" fo:background-color="#ffffff" loext:char-shading-value="0" style:font-size-asian="14pt" style:font-size-complex="14pt" loext:padding="0cm" loext:border="none"/>
    </style:style>
    <style:style style:name="T7" style:family="text">
      <style:text-properties fo:font-variant="normal" fo:text-transform="none" fo:letter-spacing="normal"/>
    </style:style>
    <style:style style:name="T8" style:family="text">
      <style:text-properties fo:font-variant="normal" fo:text-transform="none" fo:font-size="14pt" fo:letter-spacing="normal" style:font-size-asian="14pt" style:font-size-complex="14pt"/>
    </style:style>
    <style:style style:name="T9" style:family="text">
      <style:text-properties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text:span><text:span text:style-name="T5">RECHERCHE ALTERNANCE🚨</text:span><text:span text:style-name="T9"><text:line-break/><text:line-break/></text:span><text:span text:style-name="T5">Cher réseau, chers recruteurs,</text:span><text:span text:style-name="T9"><text:line-break/><text:line-break/></text:span><text:span text:style-name="T5">C’est avec grand plaisir que je vous annonce mon admission au master Marketing Commercial en option Entrepreneuriat au sein de l’</text:span><text:a xlink:type="simple" xlink:href="https://www.linkedin.com/company/esg-bordeaux/" text:style-name="Internet_20_link" text:visited-style-name="Visited_20_Internet_20_Link"><text:span text:style-name="T6">ESG Bordeaux</text:span></text:a><text:span text:style-name="T5">. </text:span><text:span text:style-name="T9"><text:line-break/><text:line-break/></text:span><text:span text:style-name="T5">C’est la raison pour laquelle je suis en recherche d’une alternance dans le domaine du marketing commercial (assistant marketing, ingénieur commercial, chef de produit, community manager, etc) pour le mois de septembre et pour une durée de 2 ans, au rythme d’une semaine en cours et deux semaines en entreprise. Curieuse d’apprendre de nouvelles choses, je ne vise pas de poste particulier et suis ouverte à toutes opportunités. </text:span><text:span text:style-name="T9"><text:line-break/><text:line-break/></text:span><text:span text:style-name="T5">Déterminée, rigoureuse, et régulièrement confronté aux changements, je fais preuve d’une grande adaptabilité. D’un tempérament à l’écoute, j’ai l’esprit d’initiative et je m’investis totalement dans mes actions. </text:span><text:span text:style-name="T9"><text:line-break/><text:line-break/></text:span><text:span text:style-name="T8">📚 </text:span><text:span text:style-name="T5">Domaine : Marketing Commercial</text:span><text:span text:style-name="T9"><text:line-break/><text:line-break/></text:span><text:span text:style-name="T8">📍 </text:span><text:span text:style-name="T5">Où : Bordeaux</text:span><text:span text:style-name="T9"><text:line-break/><text:line-break/></text:span><text:span text:style-name="T8">📅 </text:span><text:span text:style-name="T5">Quand : Septembre 2021</text:span><text:span text:style-name="T9"><text:line-break/><text:line-break/></text:span><text:span text:style-name="T8">⏱ </text:span><text:span text:style-name="T5">Rythme : 1 semaine en cours / 2 semaines en entreprise</text:span><text:span text:style-name="T9"><text:line-break/><text:line-break/></text:span><text:span text:style-name="T8">⏳</text:span><text:span text:style-name="T5">Durée : 24 mois</text:span><text:span text:style-name="T9"><text:line-break/><text:line-break/></text:span><text:span text:style-name="T5">Je reste à votre disposition pour d’avantages d’informations, et/ou entretiens.</text:span><text:span text:style-name="T9"><text:line-break/></text:span><text:span text:style-name="T8">📧 </text:span><text:a xlink:type="simple" xlink:href="mailto:reynaudmargaux@outlook.fr" text:style-name="Internet_20_link" text:visited-style-name="Visited_20_Internet_20_Link"><text:span text:style-name="T6">reynaudmargaux@outlook.fr</text:span></text:a><text:span text:style-name="T9"><text:line-break/></text:span><text:span text:style-name="T8">☎️ </text:span><text:span text:style-name="T5">07.</text:span><text:a xlink:type="simple" xlink:href="http://86.60.44.76/" text:style-name="Internet_20_link" text:visited-style-name="Visited_20_Internet_20_Link"><text:span text:style-name="T6">86.60.44.76</text:span></text:a><text:span text:style-name="T9"><text:line-break/><text:line-break/></text:span><text:span text:style-name="T5">N’hésitez pas à partager ce post, je vous en remercie d’avance!</text:span><text:span text:style-name="T9"><text:line-break/><text:line-break/></text:span><text:a xlink:type="simple" xlink:href="https://www.linkedin.com/feed/hashtag/?keywords=recherchealternance&amp;highlightedUpdateUrns=urn%3Ali%3Aactivity%3A6825741973417263104" text:style-name="Internet_20_link" text:visited-style-name="Visited_20_Internet_20_Link"><text:span text:style-name="T6">#recherchealternance</text:span></text:a><text:span text:style-name="T8"> </text:span><text:a xlink:type="simple" xlink:href="https://www.linkedin.com/feed/hashtag/?keywords=alternance&amp;highlightedUpdateUrns=urn%3Ali%3Aactivity%3A6825741973417263104" text:style-name="Internet_20_link" text:visited-style-name="Visited_20_Internet_20_Link"><text:span text:style-name="T6">#alternance</text:span></text:a><text:span text:style-name="T8"> </text:span><text:a xlink:type="simple" xlink:href="https://www.linkedin.com/feed/hashtag/?keywords=alternant&amp;highlightedUpdateUrns=urn%3Ali%3Aactivity%3A6825741973417263104" text:style-name="Internet_20_link" text:visited-style-name="Visited_20_Internet_20_Link"><text:span text:style-name="T6">#alternant</text:span></text:a><text:span text:style-name="T8"> </text:span><text:a xlink:type="simple" xlink:href="https://www.linkedin.com/feed/hashtag/?keywords=etudiant&amp;highlightedUpdateUrns=urn%3Ali%3Aactivity%3A6825741973417263104" text:style-name="Internet_20_link" text:visited-style-name="Visited_20_Internet_20_Link"><text:span text:style-name="T6">#etudiant</text:span></text:a><text:span text:style-name="T8"> </text:span><text:a xlink:type="simple" xlink:href="https://www.linkedin.com/feed/hashtag/?keywords=master&amp;highlightedUpdateUrns=urn%3Ali%3Aactivity%3A6825741973417263104" text:style-name="Internet_20_link" text:visited-style-name="Visited_20_Internet_20_Link"><text:span text:style-name="T6">#master</text:span></text:a><text:span text:style-name="T8"> </text:span><text:a xlink:type="simple" xlink:href="https://www.linkedin.com/feed/hashtag/?keywords=contratprofessionnalisation&amp;highlightedUpdateUrns=urn%3Ali%3Aactivity%3A6825741973417263104" text:style-name="Internet_20_link" text:visited-style-name="Visited_20_Internet_20_Link"><text:span text:style-name="T6">#contratprofessionnalisation</text:span></text:a><text:span text:style-name="T8"> </text:span><text:a xlink:type="simple" xlink:href="https://www.linkedin.com/feed/hashtag/?keywords=contratapprentissage&amp;highlightedUpdateUrns=urn%3Ali%3Aactivity%3A6825741973417263104" text:style-name="Internet_20_link" text:visited-style-name="Visited_20_Internet_20_Link"><text:span text:style-name="T6">#contratapprentissage</text:span></text:a><text:span text:style-name="T8"> </text:span><text:a xlink:type="simple" xlink:href="https://www.linkedin.com/feed/hashtag/?keywords=bordeaux&amp;highlightedUpdateUrns=urn%3Ali%3Aactivity%3A6825741973417263104" text:style-name="Internet_20_link" text:visited-style-name="Visited_20_Internet_20_Link"><text:span text:style-name="T6">#bordeaux</text:span></text:a><text:span text:style-name="T9">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8T20:05:49.289000000</meta:creation-date>
    <dc:date>2021-10-28T20:06:34.695000000</dc:date>
    <meta:editing-duration>PT46S</meta:editing-duration>
    <meta:editing-cycles>1</meta:editing-cycles>
    <meta:document-statistic meta:table-count="0" meta:image-count="0" meta:object-count="0" meta:page-count="1" meta:paragraph-count="1" meta:word-count="186" meta:character-count="1313" meta:non-whitespace-character-count="1112"/>
    <meta:generator>LibreOffice/7.0.5.2$Windows_X86_64 LibreOffice_project/64390860c6cd0aca4beafafcfd84613dd9dfb63a</meta:generator>
  </office:meta>
</office:document-meta>
</file>